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ypedef struct {</text:p>
      <text:p text:style-name="Preformatted_20_Text"><text:s text:c="2"/>uint16_t v1; // Voltage for first preference - mapping in read_config()</text:p>
      <text:p text:style-name="Preformatted_20_Text"><text:s text:c="2"/>uint8_t i1; // Current for first preference - mapping in current lookup table of STUSB4500 datasheet</text:p>
      <text:p text:style-name="Preformatted_20_Text"><text:s text:c="2"/>uint16_t v2; // Voltage for second preference - mapping in read_config()</text:p>
      <text:p text:style-name="Preformatted_20_Text"><text:s text:c="2"/>uint8_t i2; // Current for second preference - mapping in current lookup table of STUSB4500 datasheet</text:p>
      <text:p text:style-name="Preformatted_20_Text"><text:s text:c="2"/>bool req_pd; // If true, requires source to be PD capable before enabling output</text:p>
      <text:p text:style-name="Preformatted_20_Text">} stusb4500_config;</text:p>
      <text:p text:style-name="Preformatted_20_Text"/>
      <text:p text:style-name="Preformatted_20_Text">// read_config blocks until a successful configuration is read from the</text:p>
      <text:p text:style-name="Preformatted_20_Text">// light sensor and returns it.</text:p>
      <text:p text:style-name="Preformatted_20_Text">stusb4500_config read_config() {</text:p>
      <text:p text:style-name="Preformatted_20_Text"><text:s text:c="2"/>uint16_t voltage_map[] = {5 * 20, 9 * 20, 12 * 20, 15 * 20, 20 * 20};</text:p>
      <text:p text:style-name="Preformatted_20_Text"><text:s text:c="2"/>enum { packet_len = 4 };</text:p>
      <text:p text:style-name="Preformatted_20_Text"><text:s text:c="2"/>uint8_t packet[packet_len];</text:p>
      <text:p text:style-name="Preformatted_20_Text"><text:s text:c="2"/>static uint16_t ptp_buffer[packet_len * 8];</text:p>
      <text:p text:style-name="Preformatted_20_Text"><text:s text:c="2"/>static uint8_t ptp_next_bit_pos;</text:p>
      <text:p text:style-name="Preformatted_20_Text"><text:s text:c="2"/>while (1) {</text:p>
      <text:p text:style-name="Preformatted_20_Text"><text:s text:c="4"/>read_packet(packet, ptp_buffer, &amp;ptp_next_bit_pos, packet_len);</text:p>
      <text:p text:style-name="Preformatted_20_Text"><text:s text:c="4"/>if (packet[0] &amp; 0b10000000) {</text:p>
      <text:p text:style-name="Preformatted_20_Text"><text:s text:c="6"/>continue;</text:p>
      <text:p text:style-name="Preformatted_20_Text"><text:s text:c="4"/>}</text:p>
      <text:p text:style-name="Preformatted_20_Text"><text:s text:c="4"/>stusb4500_config c; </text:p>
      <text:p text:style-name="Preformatted_20_Text"><text:s text:c="4"/>c.v1 = (packet[0] &gt;&gt; 4) &amp; 0b111;</text:p>
      <text:p text:style-name="Preformatted_20_Text"><text:s text:c="4"/>c.v2 = (packet[1] &gt;&gt; 4) &amp; 0b111;</text:p>
      <text:p text:style-name="Preformatted_20_Text"><text:s text:c="4"/>if (c.v1 &gt; 4 || c.v2 &gt; 4) {</text:p>
      <text:p text:style-name="Preformatted_20_Text"><text:s text:c="6"/>continue;</text:p>
      <text:p text:style-name="Preformatted_20_Text"><text:s text:c="4"/>}</text:p>
      <text:p text:style-name="Preformatted_20_Text"><text:s text:c="4"/>c.v1 = voltage_map[c.v1];</text:p>
      <text:p text:style-name="Preformatted_20_Text"><text:s text:c="4"/>c.v2 = voltage_map[c.v2];</text:p>
      <text:p text:style-name="Preformatted_20_Text"><text:s text:c="4"/>c.i1 = packet[0] &amp; 0xf;</text:p>
      <text:p text:style-name="Preformatted_20_Text"><text:s text:c="4"/>c.i2 = packet[1] &amp; 0xf;</text:p>
      <text:p text:style-name="Preformatted_20_Text"><text:s text:c="4"/>if (c.i1 == 0 || c.i2 == 0) {</text:p>
      <text:p text:style-name="Preformatted_20_Text"><text:s text:c="6"/>continue;</text:p>
      <text:p text:style-name="Preformatted_20_Text"><text:s text:c="4"/>}</text:p>
      <text:p text:style-name="Preformatted_20_Text"><text:s text:c="4"/>c.req_pd = packet[1] &gt;&gt; 7;</text:p>
      <text:p text:style-name="Preformatted_20_Text"><text:s text:c="4"/>return c;</text:p>
      <text:p text:style-name="Preformatted_20_Text"><text:s text:c="2"/>}</text:p>
      <text:p text:style-name="Preformatted_20_Text">} // read_confi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0:43:46.254000087</dc:date>
    <meta:editing-duration>PT28S</meta:editing-duration>
    <meta:editing-cycles>1</meta:editing-cycles>
    <meta:document-statistic meta:table-count="0" meta:image-count="0" meta:object-count="0" meta:page-count="1" meta:paragraph-count="37" meta:word-count="206" meta:character-count="1315" meta:non-whitespace-character-count="1039"/>
    <meta:generator>LibreOffice/7.0.4.2$Linux_X86_64 LibreOffice_project/00$Build-2</meta:generator>
  </office:meta>
</office:document-meta>
</file>